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2"/>
    <style:style style:name="P2" style:family="paragraph" style:parent-style-name="Standard">
      <style:text-properties fo:color="#202124" loext:opacity="100%" fo:background-color="#ffffff" style:font-name-asian="Times New Roman" style:language-asian="fr" style:country-asian="FR" style:font-name-complex="Calibri1"/>
    </style:style>
    <style:style style:name="T1" style:family="text">
      <style:text-properties fo:font-weight="bold" style:font-weight-asian="bold"/>
    </style:style>
    <style:style style:name="T2" style:family="text">
      <style:text-properties fo:color="#202124" loext:opacity="100%" style:font-name="Arial" fo:font-weight="bold" fo:background-color="#ffffff" loext:char-shading-value="0" style:font-name-asian="Times New Roman" style:language-asian="fr" style:country-asian="FR" style:font-weight-asian="bold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S1. travail de recherche documentaire sur la communication. </text:p>
      <text:p text:style-name="Standard"/>
      <text:p text:style-name="Standard">1)<text:span text:style-name="T1">COMMUNIQUER</text:span></text:p>
      <text:list xml:id="list411865656" text:style-name="WWNum2">
        <text:list-item>
          <text:p text:style-name="P1">Qu’est-ce que communiquer ? Proposez une définition en quelques lignes ?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4433089144190" text:continue-numbering="true" text:style-name="WWNum2">
        <text:list-item>
          <text:p text:style-name="P1">Essayez d’expliquer la communication qui est à l’œuvre dans l’exercice de portrait de type libération.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4432501861321" text:continue-numbering="true" text:style-name="WWNum2">
        <text:list-item>
          <text:p text:style-name="P1">Listez différents types de communication qui vous viennent à l’esprit.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) <text:s/><text:span text:style-name="T2">Les modèles de communication. </text:span></text:p>
      <text:p text:style-name="P2">Ce sont des représentations des situations de communication qui peuvent parfois prendre la forme d’un schéma. </text:p>
      <text:p text:style-name="Standard"/>
      <text:p text:style-name="Standard">Nous allons parcourir ces 5 modèles de communication. Faites des recherche sur un modèle et essayez de la schém<text:bookmark text:name="_GoBack"/>atiser de de le comprendre pour pouvoir l’expliquer aux autres. </text:p>
      <text:p text:style-name="Standard"/>
      <text:p text:style-name="Standard">- Les 5 questions de Lasswell</text:p>
      <text:p text:style-name="Standard">- Le modèle télégraphique de Shannon et Weaver</text:p>
      <text:p text:style-name="Standard">- La notion de feedback de Wiener</text:p>
      <text:p text:style-name="Standard">- Les fonctions de Jacobson</text:p>
      <text:p text:style-name="Standard">- L’homme-orchestre de Bates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dc:creator>Microsoft Office User</dc:creator>
    <meta:editing-cycles>4</meta:editing-cycles>
    <meta:print-date>2021-10-01T06:43:00</meta:print-date>
    <meta:creation-date>2021-10-01T06:36:00</meta:creation-date>
    <dc:date>2021-10-05T07:01:00</dc:date>
    <meta:editing-duration>PT8M</meta:editing-duration>
    <meta:generator>LibreOffice/7.3.7.2$Linux_X86_64 LibreOffice_project/30$Build-2</meta:generator>
    <meta:document-statistic meta:table-count="0" meta:image-count="0" meta:object-count="0" meta:page-count="1" meta:paragraph-count="13" meta:word-count="127" meta:character-count="806" meta:non-whitespace-character-count="688"/>
    <meta:user-defined meta:name="AppVersion">16.0000</meta:user-defined>
    <meta:template xlink:type="simple" xlink:actuate="onRequest" xlink:title="Normal.dotm" xlink:href=""/>
  </office:meta>
</office:document-meta>
</file>